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I2S</text:span></text:p>
          <text:p text:style-name="P1"><text:span text:style-name="T1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24cm" svg:x="11.6cm" svg:y="3.398cm">
          <draw:text-box>
            <text:p><text:span text:style-name="T2">i2s_callback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4T09:46:01.159797226</dc:date>
    <dc:creator>Andrew </dc:creator>
    <meta:editing-duration>PT1H31M10S</meta:editing-duration>
    <meta:editing-cycles>7</meta:editing-cycles>
    <meta:generator>LibreOfficeDev/4.4.0.0.beta1$Linux_X86_64 LibreOffice_project/9af3d21234aa89dac653c0bd76648188cdeb683e</meta:generator>
    <meta:document-statistic meta:object-count="4"/>
  </office:meta>
</office:document-meta>
</file>